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/>
    </style:style>
    <style:style style:name="ce3" style:family="table-cell" style:parent-style-name="Default">
      <style:text-properties style:font-name="JetBrains Mono"/>
    </style:style>
    <style:style style:name="ce10" style:family="table-cell" style:parent-style-name="Default">
      <style:text-properties style:font-name="JetBrains Mono" fo:font-weight="bold" style:font-weight-asian="bold" style:font-weight-complex="bold"/>
    </style:style>
    <style:style style:name="ce5" style:family="table-cell" style:parent-style-name="Default" style:data-style-name="N130">
      <style:text-properties style:font-name="JetBrains Mono" fo:font-weight="bold" style:font-weight-asian="bold" style:font-weight-complex="bold"/>
    </style:style>
    <style:style style:name="ce6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style:font-name="JetBrains Mono"/>
    </style:style>
    <style:style style:name="ce7" style:family="table-cell" style:parent-style-name="Default" style:data-style-name="N130">
      <style:text-properties style:font-name="JetBrains Mono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2.5173in">
            <draw:object draw:notify-on-update-of-ranges="Sheet1.A3:Sheet1.A14 Sheet1.B2:Sheet1.B2 Sheet1.B3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49in" svg:x="0in" svg:y="6.0236in">
            <draw:object draw:notify-on-update-of-ranges="Sheet1.A3:Sheet1.A14 Sheet1.C2:Sheet1.C2 Sheet1.C3:Sheet1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49in" svg:x="0in" svg:y="9.485in">
            <draw:object draw:notify-on-update-of-ranges="Sheet1.A3:Sheet1.A14 Sheet1.D2:Sheet1.D2 Sheet1.D3:Sheet1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04in" svg:height="3.5449in" svg:x="7.1039in" svg:y="2.5417in">
            <draw:object draw:notify-on-update-of-ranges="Sheet1.I3:Sheet1.I14 Sheet1.J2:Sheet1.J2 Sheet1.J3:Sheet1.J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in" svg:height="3.5453in" svg:x="7.1043in" svg:y="6.0236in">
            <draw:object draw:notify-on-update-of-ranges="Sheet1.I3:Sheet1.I14 Sheet1.K2:Sheet1.K2 Sheet1.K3:Sheet1.K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7.0925in" svg:y="9.5461in">
            <draw:object draw:notify-on-update-of-ranges="Sheet1.I3:Sheet1.I14 Sheet1.L2:Sheet1.L2 Sheet1.L3:Sheet1.L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4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1637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MultipleSections </text:p>
          </table:table-cell>
          <table:covered-table-cell table:style-name="ce10"/>
          <table:covered-table-cell table:number-columns-repeated="2" table:style-name="ce5"/>
          <table:table-cell table:style-name="ce10" table:number-columns-repeated="4"/>
          <table:table-cell table:style-name="ce1" office:value-type="string" calcext:value-type="string" table:number-columns-spanned="4" table:number-rows-spanned="1">
            <text:p>OneSection</text:p>
          </table:table-cell>
          <table:covered-table-cell table:style-name="ce10"/>
          <table:covered-table-cell table:number-columns-repeated="2" table:style-name="ce5"/>
          <table:table-cell table:style-name="ce10" table:number-columns-repeated="16372"/>
        </table:table-row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Time, sec</text:p>
          </table:table-cell>
          <table:table-cell table:style-name="ce6" office:value-type="string" calcext:value-type="string">
            <text:p>Acceleration</text:p>
          </table:table-cell>
          <table:table-cell table:style-name="ce6" office:value-type="string" calcext:value-type="string">
            <text:p>Efficiency</text:p>
          </table:table-cell>
          <table:table-cell table:style-name="ce2" table:number-columns-repeated="4"/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Time, sec</text:p>
          </table:table-cell>
          <table:table-cell table:style-name="ce6" office:value-type="string" calcext:value-type="string">
            <text:p>Acceleration</text:p>
          </table:table-cell>
          <table:table-cell table:style-name="ce6" office:value-type="string" calcext:value-type="string">
            <text:p>Efficiency</text:p>
          </table:table-cell>
          <table:table-cell table:style-name="ce2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.5</text:p>
          </table:table-cell>
          <table:table-cell table:formula="of:=[.B$3]/[.B3]" office:value-type="float" office:value="1" calcext:value-type="float">
            <text:p>1.000</text:p>
          </table:table-cell>
          <table:table-cell table:formula="of:=[.C3]/[.A3]" office:value-type="float" office:value="1" calcext:value-type="float">
            <text:p>1.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.5</text:p>
          </table:table-cell>
          <table:table-cell table:formula="of:=[.J$3]/[.J3]" office:value-type="float" office:value="1" calcext:value-type="float">
            <text:p>1.000</text:p>
          </table:table-cell>
          <table:table-cell table:formula="of:=[.K3]/[.I3]" office:value-type="float" office:value="1" calcext:value-type="float">
            <text:p>1.000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34" calcext:value-type="float">
            <text:p>36.34</text:p>
          </table:table-cell>
          <table:table-cell table:formula="of:=[.B$3]/[.B4]" office:value-type="float" office:value="1.99504678040726" calcext:value-type="float">
            <text:p>1.995</text:p>
          </table:table-cell>
          <table:table-cell table:formula="of:=[.C4]/[.A4]" office:value-type="float" office:value="0.997523390203632" calcext:value-type="float">
            <text:p>0.99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6.37" calcext:value-type="float">
            <text:p>36.37</text:p>
          </table:table-cell>
          <table:table-cell table:formula="of:=[.J$3]/[.J4]" office:value-type="float" office:value="1.99340115479791" calcext:value-type="float">
            <text:p>1.993</text:p>
          </table:table-cell>
          <table:table-cell table:formula="of:=[.K4]/[.I4]" office:value-type="float" office:value="0.996700577398955" calcext:value-type="float">
            <text:p>0.997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28" calcext:value-type="float">
            <text:p>24.28</text:p>
          </table:table-cell>
          <table:table-cell table:formula="of:=[.B$3]/[.B5]" office:value-type="float" office:value="2.98599670510708" calcext:value-type="float">
            <text:p>2.986</text:p>
          </table:table-cell>
          <table:table-cell table:formula="of:=[.C5]/[.A5]" office:value-type="float" office:value="0.995332235035695" calcext:value-type="float">
            <text:p>0.99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4.28" calcext:value-type="float">
            <text:p>24.28</text:p>
          </table:table-cell>
          <table:table-cell table:formula="of:=[.J$3]/[.J5]" office:value-type="float" office:value="2.98599670510708" calcext:value-type="float">
            <text:p>2.986</text:p>
          </table:table-cell>
          <table:table-cell table:formula="of:=[.K5]/[.I5]" office:value-type="float" office:value="0.995332235035695" calcext:value-type="float">
            <text:p>0.995</text:p>
          </table:table-cell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24" calcext:value-type="float">
            <text:p>18.24</text:p>
          </table:table-cell>
          <table:table-cell table:formula="of:=[.B$3]/[.B6]" office:value-type="float" office:value="3.97478070175439" calcext:value-type="float">
            <text:p>3.975</text:p>
          </table:table-cell>
          <table:table-cell table:formula="of:=[.C6]/[.A6]" office:value-type="float" office:value="0.993695175438597" calcext:value-type="float">
            <text:p>0.99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8.2" calcext:value-type="float">
            <text:p>18.2</text:p>
          </table:table-cell>
          <table:table-cell table:formula="of:=[.J$3]/[.J6]" office:value-type="float" office:value="3.98351648351648" calcext:value-type="float">
            <text:p>3.984</text:p>
          </table:table-cell>
          <table:table-cell table:formula="of:=[.K6]/[.I6]" office:value-type="float" office:value="0.995879120879121" calcext:value-type="float">
            <text:p>0.996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62" calcext:value-type="float">
            <text:p>14.62</text:p>
          </table:table-cell>
          <table:table-cell table:formula="of:=[.B$3]/[.B7]" office:value-type="float" office:value="4.95896032831737" calcext:value-type="float">
            <text:p>4.959</text:p>
          </table:table-cell>
          <table:table-cell table:formula="of:=[.C7]/[.A7]" office:value-type="float" office:value="0.991792065663475" calcext:value-type="float">
            <text:p>0.9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4.61" calcext:value-type="float">
            <text:p>14.61</text:p>
          </table:table-cell>
          <table:table-cell table:formula="of:=[.J$3]/[.J7]" office:value-type="float" office:value="4.96235455167693" calcext:value-type="float">
            <text:p>4.962</text:p>
          </table:table-cell>
          <table:table-cell table:formula="of:=[.K7]/[.I7]" office:value-type="float" office:value="0.992470910335387" calcext:value-type="float">
            <text:p>0.992</text:p>
          </table:table-cell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1" calcext:value-type="float">
            <text:p>12.21</text:p>
          </table:table-cell>
          <table:table-cell table:formula="of:=[.B$3]/[.B8]" office:value-type="float" office:value="5.93775593775594" calcext:value-type="float">
            <text:p>5.938</text:p>
          </table:table-cell>
          <table:table-cell table:formula="of:=[.C8]/[.A8]" office:value-type="float" office:value="0.98962598962599" calcext:value-type="float">
            <text:p>0.99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2.26" calcext:value-type="float">
            <text:p>12.26</text:p>
          </table:table-cell>
          <table:table-cell table:formula="of:=[.J$3]/[.J8]" office:value-type="float" office:value="5.91353996737357" calcext:value-type="float">
            <text:p>5.914</text:p>
          </table:table-cell>
          <table:table-cell table:formula="of:=[.K8]/[.I8]" office:value-type="float" office:value="0.985589994562262" calcext:value-type="float">
            <text:p>0.986</text:p>
          </table:table-cell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53" calcext:value-type="float">
            <text:p>10.53</text:p>
          </table:table-cell>
          <table:table-cell table:formula="of:=[.B$3]/[.B9]" office:value-type="float" office:value="6.88509021842355" calcext:value-type="float">
            <text:p>6.885</text:p>
          </table:table-cell>
          <table:table-cell table:formula="of:=[.C9]/[.A9]" office:value-type="float" office:value="0.98358431691765" calcext:value-type="float">
            <text:p>0.98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0.59" calcext:value-type="float">
            <text:p>10.59</text:p>
          </table:table-cell>
          <table:table-cell table:formula="of:=[.J$3]/[.J9]" office:value-type="float" office:value="6.84608120868744" calcext:value-type="float">
            <text:p>6.846</text:p>
          </table:table-cell>
          <table:table-cell table:formula="of:=[.K9]/[.I9]" office:value-type="float" office:value="0.978011601241063" calcext:value-type="float">
            <text:p>0.978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6" calcext:value-type="float">
            <text:p>9.36</text:p>
          </table:table-cell>
          <table:table-cell table:formula="of:=[.B$3]/[.B10]" office:value-type="float" office:value="7.7457264957265" calcext:value-type="float">
            <text:p>7.746</text:p>
          </table:table-cell>
          <table:table-cell table:formula="of:=[.C10]/[.A10]" office:value-type="float" office:value="0.968215811965812" calcext:value-type="float">
            <text:p>0.96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.41" calcext:value-type="float">
            <text:p>9.41</text:p>
          </table:table-cell>
          <table:table-cell table:formula="of:=[.J$3]/[.J10]" office:value-type="float" office:value="7.70456960680128" calcext:value-type="float">
            <text:p>7.705</text:p>
          </table:table-cell>
          <table:table-cell table:formula="of:=[.K10]/[.I10]" office:value-type="float" office:value="0.963071200850159" calcext:value-type="float">
            <text:p>0.963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" calcext:value-type="float">
            <text:p>8.3</text:p>
          </table:table-cell>
          <table:table-cell table:formula="of:=[.B$3]/[.B11]" office:value-type="float" office:value="8.73493975903614" calcext:value-type="float">
            <text:p>8.735</text:p>
          </table:table-cell>
          <table:table-cell table:formula="of:=[.C11]/[.A11]" office:value-type="float" office:value="0.970548862115127" calcext:value-type="float">
            <text:p>0.97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.35" calcext:value-type="float">
            <text:p>8.35</text:p>
          </table:table-cell>
          <table:table-cell table:formula="of:=[.J$3]/[.J11]" office:value-type="float" office:value="8.68263473053892" calcext:value-type="float">
            <text:p>8.683</text:p>
          </table:table-cell>
          <table:table-cell table:formula="of:=[.K11]/[.I11]" office:value-type="float" office:value="0.964737192282102" calcext:value-type="float">
            <text:p>0.965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6" calcext:value-type="float">
            <text:p>7.66</text:p>
          </table:table-cell>
          <table:table-cell table:formula="of:=[.B$3]/[.B12]" office:value-type="float" office:value="9.46475195822454" calcext:value-type="float">
            <text:p>9.465</text:p>
          </table:table-cell>
          <table:table-cell table:formula="of:=[.C12]/[.A12]" office:value-type="float" office:value="0.946475195822454" calcext:value-type="float">
            <text:p>0.94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7.57" calcext:value-type="float">
            <text:p>7.57</text:p>
          </table:table-cell>
          <table:table-cell table:formula="of:=[.J$3]/[.J12]" office:value-type="float" office:value="9.5772787318362" calcext:value-type="float">
            <text:p>9.577</text:p>
          </table:table-cell>
          <table:table-cell table:formula="of:=[.K12]/[.I12]" office:value-type="float" office:value="0.95772787318362" calcext:value-type="float">
            <text:p>0.958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65" calcext:value-type="float">
            <text:p>7.65</text:p>
          </table:table-cell>
          <table:table-cell table:formula="of:=[.B$3]/[.B13]" office:value-type="float" office:value="9.47712418300654" calcext:value-type="float">
            <text:p>9.477</text:p>
          </table:table-cell>
          <table:table-cell table:formula="of:=[.C13]/[.A13]" office:value-type="float" office:value="0.861556743909685" calcext:value-type="float">
            <text:p>0.86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.47" calcext:value-type="float">
            <text:p>7.47</text:p>
          </table:table-cell>
          <table:table-cell table:formula="of:=[.J$3]/[.J13]" office:value-type="float" office:value="9.70548862115127" calcext:value-type="float">
            <text:p>9.705</text:p>
          </table:table-cell>
          <table:table-cell table:formula="of:=[.K13]/[.I13]" office:value-type="float" office:value="0.882317147377388" calcext:value-type="float">
            <text:p>0.882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25" calcext:value-type="float">
            <text:p>7.25</text:p>
          </table:table-cell>
          <table:table-cell table:formula="of:=[.B$3]/[.B14]" office:value-type="float" office:value="10" calcext:value-type="float">
            <text:p>10.000</text:p>
          </table:table-cell>
          <table:table-cell table:formula="of:=[.C14]/[.A14]" office:value-type="float" office:value="0.833333333333333" calcext:value-type="float">
            <text:p>0.83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.23" calcext:value-type="float">
            <text:p>7.23</text:p>
          </table:table-cell>
          <table:table-cell table:formula="of:=[.J$3]/[.J14]" office:value-type="float" office:value="10.0276625172891" calcext:value-type="float">
            <text:p>10.028</text:p>
          </table:table-cell>
          <table:table-cell table:formula="of:=[.K14]/[.I14]" office:value-type="float" office:value="0.835638543107423" calcext:value-type="float">
            <text:p>0.836</text:p>
          </table:table-cell>
          <table:table-cell table:number-columns-repeated="16372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4:01:40.431259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2:03:14.659773964</meta:creation-date>
    <dc:date>2025-02-19T14:04:42.949289322</dc:date>
    <meta:editing-duration>PT20M</meta:editing-duration>
    <meta:editing-cycles>6</meta:editing-cycles>
    <meta:generator>LibreOffice/24.8.4.2$Linux_X86_64 LibreOffice_project/480$Build-2</meta:generator>
    <meta:document-statistic meta:table-count="1" meta:cell-count="10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279cm" svg:y="0.316cm" chart:style-name="ch2">
          <text:p><text:span text:style-name="T1">MultipleSections</text:span></text:p>
        </chart:title>
        <chart:subtitle svg:x="7.489cm" svg:y="1.275cm" chart:style-name="ch2">
          <text:p><text:span text:style-name="T2">Time</text:span></text:p>
        </chart:subtitle>
        <chart:plot-area chart:style-name="ch3" table:cell-range-address="Sheet1.A2:Sheet1.B14" chart:data-source-has-labels="both" svg:x="1.331cm" svg:y="2.138cm" svg:width="14.349cm" svg:height="5.701cm">
          <chart:coordinate-region svg:x="1.965cm" svg:y="2.337cm" svg:width="13.522cm" svg:height="4.855cm"/>
          <chart:axis chart:dimension="x" chart:name="primary-x" chart:style-name="ch4" chartooo:axis-type="auto">
            <chartooo:date-scale/>
            <chart:title svg:x="8.024cm" svg:y="8.019cm" chart:style-name="ch2">
              <text:p><text:span text:style-name="T3">Cores</text:span></text:p>
            </chart:title>
            <chart:categories table:cell-range-address="Sheet1.A3:Sheet1.A14"/>
            <chart:grid chart:style-name="ch5" chart:class="major"/>
          </chart:axis>
          <chart:axis chart:dimension="y" chart:name="primary-y" chart:style-name="ch4">
            <chart:title svg:x="0.451cm" svg:y="5.733cm" chart:style-name="ch6">
              <text:p><text:span text:style-name="T3">Time, sec</text:span></text:p>
            </chart:title>
            <chart:grid chart:style-name="ch5" chart:class="major"/>
          </chart:axis>
          <chart:series chart:style-name="ch7" chart:values-cell-range-address="Sheet1.B3:Sheet1.B14" chart:label-cell-address="Sheet1.B2:Sheet1.B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72.5">
                <text:p>72.5</text:p>
                <draw:g>
                  <svg:desc>Sheet1.B3:Sheet1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.34">
                <text:p>36.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25">
                <text:p>7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4cm" svg:height="9.005cm" xlink:href=".." xlink:type="simple" chart:class="chart:line" chart:style-name="ch1">
        <chart:title svg:x="6.281cm" svg:y="0.316cm" chart:style-name="ch2">
          <text:p>MultipleSections</text:p>
        </chart:title>
        <chart:subtitle svg:x="6.84cm" svg:y="1.275cm" chart:style-name="ch2">
          <text:p><text:span text:style-name="T1">Acceleration</text:span></text:p>
        </chart:subtitle>
        <chart:plot-area chart:style-name="ch3" table:cell-range-address="Sheet1.A3:Sheet1.A14 Sheet1.C2:Sheet1.C14" chart:data-source-has-labels="both" svg:x="1.331cm" svg:y="2.138cm" svg:width="14.353cm" svg:height="5.706cm">
          <chart:coordinate-region svg:x="2.634cm" svg:y="2.337cm" svg:width="12.857cm" svg:height="4.86cm"/>
          <chart:axis chart:dimension="x" chart:name="primary-x" chart:style-name="ch4" chartooo:axis-type="auto">
            <chartooo:date-scale/>
            <chart:title svg:x="8.026cm" svg:y="8.024cm" chart:style-name="ch2">
              <text:p><text:span text:style-name="T2">Cores</text:span></text:p>
            </chart:title>
            <chart:categories table:cell-range-address="Sheet1.A3:Sheet1.A14"/>
            <chart:grid chart:style-name="ch5" chart:class="major"/>
          </chart:axis>
          <chart:axis chart:dimension="y" chart:name="primary-y" chart:style-name="ch6">
            <chart:title svg:x="0.451cm" svg:y="5.922cm" chart:style-name="ch7">
              <text:p><text:span text:style-name="T2">Acceleration</text:span></text:p>
            </chart:title>
            <chart:grid chart:style-name="ch5" chart:class="major"/>
          </chart:axis>
          <chart:series chart:style-name="ch8" chart:values-cell-range-address="Sheet1.C3:Sheet1.C14" chart:label-cell-address="Sheet1.C2:Sheet1.C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1">
                <text:p>1</text:p>
                <draw:g>
                  <svg:desc>Sheet1.C3:Sheet1.C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504678040726">
                <text:p>1.9950467804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8599670510708">
                <text:p>2.98599670510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478070175439">
                <text:p>3.974780701754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5896032831737">
                <text:p>4.958960328317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3775593775594">
                <text:p>5.937755937755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88509021842355">
                <text:p>6.88509021842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7457264957265">
                <text:p>7.74572649572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73493975903614">
                <text:p>8.734939759036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6475195822454">
                <text:p>9.464751958224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47712418300654">
                <text:p>9.477124183006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4cm" svg:height="9.005cm" xlink:href=".." xlink:type="simple" chart:class="chart:line" chart:style-name="ch1">
        <chart:title svg:x="6.281cm" svg:y="0.316cm" chart:style-name="ch2">
          <text:p>MultipleSections</text:p>
        </chart:title>
        <chart:subtitle svg:x="7.083cm" svg:y="1.275cm" chart:style-name="ch2">
          <text:p><text:span text:style-name="T1">Efficiency</text:span></text:p>
        </chart:subtitle>
        <chart:plot-area chart:style-name="ch3" table:cell-range-address="Sheet1.A3:Sheet1.A14 Sheet1.D2:Sheet1.D14" chart:data-source-has-labels="both" svg:x="1.331cm" svg:y="2.138cm" svg:width="14.353cm" svg:height="5.706cm">
          <chart:coordinate-region svg:x="2.443cm" svg:y="2.338cm" svg:width="13.048cm" svg:height="4.859cm"/>
          <chart:axis chart:dimension="x" chart:name="primary-x" chart:style-name="ch4" chartooo:axis-type="auto">
            <chartooo:date-scale/>
            <chart:title svg:x="8.026cm" svg:y="8.024cm" chart:style-name="ch2">
              <text:p><text:span text:style-name="T2">Cores</text:span></text:p>
            </chart:title>
            <chart:categories table:cell-range-address="Sheet1.A3:Sheet1.A14"/>
            <chart:grid chart:style-name="ch5" chart:class="major"/>
          </chart:axis>
          <chart:axis chart:dimension="y" chart:name="primary-y" chart:style-name="ch6">
            <chart:title svg:x="0.451cm" svg:y="5.728cm" chart:style-name="ch7">
              <text:p><text:span text:style-name="T2">Efficiency</text:span></text:p>
            </chart:title>
            <chart:grid chart:style-name="ch5" chart:class="major"/>
          </chart:axis>
          <chart:series chart:style-name="ch8" chart:values-cell-range-address="Sheet1.D3:Sheet1.D14" chart:label-cell-address="Sheet1.D2:Sheet1.D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1">
                <text:p>1</text:p>
                <draw:g>
                  <svg:desc>Sheet1.D3:Sheet1.D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7523390203632">
                <text:p>0.9975233902036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95332235035695">
                <text:p>0.9953322350356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3695175438597">
                <text:p>0.9936951754385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1792065663475">
                <text:p>0.9917920656634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8962598962599">
                <text:p>0.989625989625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8358431691765">
                <text:p>0.983584316917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8215811965812">
                <text:p>0.9682158119658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0548862115127">
                <text:p>0.9705488621151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6475195822454">
                <text:p>0.9464751958224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61556743909685">
                <text:p>0.8615567439096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4cm" svg:height="9.005cm" xlink:href=".." xlink:type="simple" chart:class="chart:line" chart:style-name="ch1">
        <chart:title svg:x="6.744cm" svg:y="0.316cm" chart:style-name="ch2">
          <text:p>OneSection</text:p>
        </chart:title>
        <chart:subtitle svg:x="7.491cm" svg:y="1.275cm" chart:style-name="ch2">
          <text:p><text:span text:style-name="T1">Time</text:span></text:p>
        </chart:subtitle>
        <chart:plot-area chart:style-name="ch3" table:cell-range-address="Sheet1.I2:Sheet1.J14" chart:data-source-has-labels="both" svg:x="1.331cm" svg:y="2.138cm" svg:width="14.353cm" svg:height="5.706cm">
          <chart:coordinate-region svg:x="1.965cm" svg:y="2.337cm" svg:width="13.526cm" svg:height="4.86cm"/>
          <chart:axis chart:dimension="x" chart:name="primary-x" chart:style-name="ch4" chartooo:axis-type="auto">
            <chartooo:date-scale/>
            <chart:title svg:x="8.026cm" svg:y="8.024cm" chart:style-name="ch2">
              <text:p><text:span text:style-name="T2">Cores</text:span></text:p>
            </chart:title>
            <chart:categories table:cell-range-address="Sheet1.I3:Sheet1.I14"/>
            <chart:grid chart:style-name="ch5" chart:class="major"/>
          </chart:axis>
          <chart:axis chart:dimension="y" chart:name="primary-y" chart:style-name="ch4">
            <chart:title svg:x="0.451cm" svg:y="5.736cm" chart:style-name="ch6">
              <text:p><text:span text:style-name="T2">Time, sec</text:span></text:p>
            </chart:title>
            <chart:grid chart:style-name="ch5" chart:class="major"/>
          </chart:axis>
          <chart:series chart:style-name="ch7" chart:values-cell-range-address="Sheet1.J3:Sheet1.J14" chart:label-cell-address="Sheet1.J2:Sheet1.J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3:Sheet1.I14</svg:desc>
                </draw:g>
              </table:table-cell>
              <table:table-cell office:value-type="float" office:value="72.5">
                <text:p>72.5</text:p>
                <draw:g>
                  <svg:desc>Sheet1.J3:Sheet1.J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23">
                <text:p>7.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3cm" svg:height="9.006cm" xlink:href=".." xlink:type="simple" chart:class="chart:line" chart:style-name="ch1">
        <chart:title svg:x="6.743cm" svg:y="0.316cm" chart:style-name="ch2">
          <text:p>OneSection</text:p>
        </chart:title>
        <chart:subtitle svg:x="6.85cm" svg:y="1.275cm" chart:style-name="ch2">
          <text:p><text:span text:style-name="T1">Acceletation</text:span></text:p>
        </chart:subtitle>
        <chart:plot-area chart:style-name="ch3" table:cell-range-address="Sheet1.I3:Sheet1.I14 Sheet1.K2:Sheet1.K14" chart:data-source-has-labels="both" svg:x="1.331cm" svg:y="2.138cm" svg:width="14.352cm" svg:height="5.707cm">
          <chart:coordinate-region svg:x="2.634cm" svg:y="2.337cm" svg:width="12.856cm" svg:height="4.861cm"/>
          <chart:axis chart:dimension="x" chart:name="primary-x" chart:style-name="ch4" chartooo:axis-type="auto">
            <chartooo:date-scale/>
            <chart:title svg:x="8.026cm" svg:y="8.025cm" chart:style-name="ch2">
              <text:p><text:span text:style-name="T2">Cores</text:span></text:p>
            </chart:title>
            <chart:categories table:cell-range-address="Sheet1.I3:Sheet1.I14"/>
            <chart:grid chart:style-name="ch5" chart:class="major"/>
          </chart:axis>
          <chart:axis chart:dimension="y" chart:name="primary-y" chart:style-name="ch6">
            <chart:title svg:x="0.451cm" svg:y="5.913cm" chart:style-name="ch7">
              <text:p><text:span text:style-name="T2">Acceletation</text:span></text:p>
            </chart:title>
            <chart:grid chart:style-name="ch5" chart:class="major"/>
          </chart:axis>
          <chart:series chart:style-name="ch8" chart:values-cell-range-address="Sheet1.K3:Sheet1.K14" chart:label-cell-address="Sheet1.K2:Sheet1.K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3:Sheet1.I14</svg:desc>
                </draw:g>
              </table:table-cell>
              <table:table-cell office:value-type="float" office:value="1">
                <text:p>1</text:p>
                <draw:g>
                  <svg:desc>Sheet1.K3:Sheet1.K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340115479791">
                <text:p>1.993401154797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8599670510708">
                <text:p>2.98599670510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351648351648">
                <text:p>3.983516483516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6235455167693">
                <text:p>4.962354551676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1353996737357">
                <text:p>5.913539967373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84608120868744">
                <text:p>6.846081208687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70456960680128">
                <text:p>7.704569606801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68263473053892">
                <text:p>8.682634730538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5772787318362">
                <text:p>9.57727873183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70548862115127">
                <text:p>9.705488621151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0276625172891">
                <text:p>10.02766251728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742cm" svg:y="0.316cm" chart:style-name="ch2">
          <text:p>OneSection</text:p>
        </chart:title>
        <chart:subtitle svg:x="7.081cm" svg:y="1.275cm" chart:style-name="ch2">
          <text:p><text:span text:style-name="T1">Efficiency</text:span></text:p>
        </chart:subtitle>
        <chart:plot-area chart:style-name="ch3" table:cell-range-address="Sheet1.I3:Sheet1.I14 Sheet1.L2:Sheet1.L14" chart:data-source-has-labels="both" svg:x="1.331cm" svg:y="2.138cm" svg:width="14.349cm" svg:height="5.701cm">
          <chart:coordinate-region svg:x="2.443cm" svg:y="2.337cm" svg:width="13.045cm" svg:height="4.855cm"/>
          <chart:axis chart:dimension="x" chart:name="primary-x" chart:style-name="ch4" chartooo:axis-type="auto">
            <chartooo:date-scale/>
            <chart:title svg:x="8.024cm" svg:y="8.019cm" chart:style-name="ch2">
              <text:p><text:span text:style-name="T2">Cores</text:span></text:p>
            </chart:title>
            <chart:categories table:cell-range-address="Sheet1.I3:Sheet1.I14"/>
            <chart:grid chart:style-name="ch5" chart:class="major"/>
          </chart:axis>
          <chart:axis chart:dimension="y" chart:name="primary-y" chart:style-name="ch6">
            <chart:title svg:x="0.451cm" svg:y="5.725cm" chart:style-name="ch7">
              <text:p><text:span text:style-name="T2">Efficiency</text:span></text:p>
            </chart:title>
            <chart:grid chart:style-name="ch5" chart:class="major"/>
          </chart:axis>
          <chart:series chart:style-name="ch8" chart:values-cell-range-address="Sheet1.L3:Sheet1.L14" chart:label-cell-address="Sheet1.L2:Sheet1.L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3:Sheet1.I14</svg:desc>
                </draw:g>
              </table:table-cell>
              <table:table-cell office:value-type="float" office:value="1">
                <text:p>1</text:p>
                <draw:g>
                  <svg:desc>Sheet1.L3:Sheet1.L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6700577398955">
                <text:p>0.9967005773989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95332235035695">
                <text:p>0.9953322350356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5879120879121">
                <text:p>0.9958791208791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2470910335387">
                <text:p>0.9924709103353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85589994562262">
                <text:p>0.9855899945622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8011601241063">
                <text:p>0.9780116012410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3071200850159">
                <text:p>0.9630712008501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4737192282102">
                <text:p>0.9647371922821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772787318362">
                <text:p>0.957727873183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82317147377388">
                <text:p>0.8823171473773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35638543107423">
                <text:p>0.8356385431074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